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BKG_slope</text:p>
          </table:table-cell>
          <table:table-cell table:style-name="ce4" office:value-type="float" office:value="-0.5" calcext:value-type="float">
            <text:p>-0,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1.5" calcext:value-type="float">
            <text:p>-1,5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2.5" calcext:value-type="float">
            <text:p>-2,5</text:p>
          </table:table-cell>
          <table:table-cell table:style-name="ce4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ean(meanROI)</text:p>
          </table:table-cell>
          <table:table-cell office:value-type="float" office:value="127.968" calcext:value-type="float">
            <text:p>127,968</text:p>
          </table:table-cell>
          <table:table-cell office:value-type="float" office:value="128.041" calcext:value-type="float">
            <text:p>128,041</text:p>
          </table:table-cell>
          <table:table-cell office:value-type="float" office:value="128.424" calcext:value-type="float">
            <text:p>128,424</text:p>
          </table:table-cell>
          <table:table-cell office:value-type="float" office:value="128.752" calcext:value-type="float">
            <text:p>128,752</text:p>
          </table:table-cell>
          <table:table-cell office:value-type="float" office:value="126.353" calcext:value-type="float">
            <text:p>126,353</text:p>
          </table:table-cell>
          <table:table-cell office:value-type="float" office:value="126.838" calcext:value-type="float">
            <text:p>126,838</text:p>
          </table:table-cell>
        </table:table-row>
        <table:table-row table:style-name="ro1">
          <table:table-cell office:value-type="string" calcext:value-type="string">
            <text:p>std(meanROI)</text:p>
          </table:table-cell>
          <table:table-cell office:value-type="float" office:value="0.654" calcext:value-type="float">
            <text:p>0,654</text:p>
          </table:table-cell>
          <table:table-cell office:value-type="float" office:value="1.838" calcext:value-type="float">
            <text:p>1,838</text:p>
          </table:table-cell>
          <table:table-cell office:value-type="float" office:value="4.178" calcext:value-type="float">
            <text:p>4,178</text:p>
          </table:table-cell>
          <table:table-cell office:value-type="float" office:value="5.56" calcext:value-type="float">
            <text:p>5,56</text:p>
          </table:table-cell>
          <table:table-cell office:value-type="float" office:value="12.441" calcext:value-type="float">
            <text:p>12,441</text:p>
          </table:table-cell>
          <table:table-cell office:value-type="float" office:value="17.872" calcext:value-type="float">
            <text:p>17,872</text:p>
          </table:table-cell>
        </table:table-row>
        <table:table-row table:style-name="ro1">
          <table:table-cell office:value-type="string" calcext:value-type="string">
            <text:p>min(meanROI)</text:p>
          </table:table-cell>
          <table:table-cell office:value-type="float" office:value="126.614" calcext:value-type="float">
            <text:p>126,614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119.591" calcext:value-type="float">
            <text:p>119,591</text:p>
          </table:table-cell>
          <table:table-cell office:value-type="float" office:value="109.211" calcext:value-type="float">
            <text:p>109,211</text:p>
          </table:table-cell>
          <table:table-cell office:value-type="float" office:value="89.894" calcext:value-type="float">
            <text:p>89,894</text:p>
          </table:table-cell>
          <table:table-cell office:value-type="float" office:value="81.004" calcext:value-type="float">
            <text:p>81,004</text:p>
          </table:table-cell>
        </table:table-row>
        <table:table-row table:style-name="ro1">
          <table:table-cell office:value-type="string" calcext:value-type="string">
            <text:p>max(meanROI)</text:p>
          </table:table-cell>
          <table:table-cell office:value-type="float" office:value="129.757" calcext:value-type="float">
            <text:p>129,757</text:p>
          </table:table-cell>
          <table:table-cell office:value-type="float" office:value="132.426" calcext:value-type="float">
            <text:p>132,426</text:p>
          </table:table-cell>
          <table:table-cell office:value-type="float" office:value="137.553" calcext:value-type="float">
            <text:p>137,553</text:p>
          </table:table-cell>
          <table:table-cell office:value-type="float" office:value="148.663" calcext:value-type="float">
            <text:p>148,663</text:p>
          </table:table-cell>
          <table:table-cell office:value-type="float" office:value="157.534" calcext:value-type="float">
            <text:p>157,534</text:p>
          </table:table-cell>
          <table:table-cell office:value-type="float" office:value="161.262" calcext:value-type="float">
            <text:p>161,262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21 RoI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6T11:51:58.195000000</meta:creation-date>
    <dc:date>2021-07-26T12:01:23.501000000</dc:date>
    <meta:editing-duration>PT9M28S</meta:editing-duration>
    <meta:editing-cycles>10</meta:editing-cycles>
    <meta:generator>LibreOffice/7.0.3.1$Windows_X86_64 LibreOffice_project/d7547858d014d4cf69878db179d326fc3483e082</meta:generator>
    <meta:document-statistic meta:table-count="1" meta:cell-count="36" meta:object-count="0"/>
  </office:meta>
</office:document-meta>
</file>